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text-properties style:font-name="Times New Roman1"/>
    </style:style>
    <style:style style:name="P7" style:family="paragraph" style:parent-style-name="Text_20_body">
      <style:paragraph-properties fo:margin-left="0in" fo:margin-right="0in" fo:text-indent="0in" style:auto-text-indent="false" text:number-lines="true" text:line-number="1"/>
      <style:text-properties style:use-window-font-color="true" fo:font-weight="bold" style:font-weight-asian="bold" style:font-weight-complex="bold"/>
    </style:style>
    <style:style style:name="P8" style:family="paragraph" style:parent-style-name="Text_20_body">
      <style:paragraph-properties fo:margin-left="0.75in" fo:margin-right="-0.4583in" fo:text-indent="-0.25in" style:auto-text-indent="false" text:number-lines="true" text:line-number="1">
        <style:tab-stops/>
      </style:paragraph-properties>
    </style:style>
    <style:style style:name="P9" style:family="paragraph" style:parent-style-name="Standard" style:list-style-name="L1"/>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Text_20_body" style:list-style-name="L1">
      <style:paragraph-properties fo:text-align="start" style:justify-single-word="false"/>
      <style:text-properties fo:font-weight="normal" style:font-weight-asian="normal" style:font-weight-complex="normal"/>
    </style:style>
    <style:style style:name="P12" style:family="paragraph" style:parent-style-name="Text_20_body" style:list-style-name="L7">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2">
      <style:paragraph-properties text:number-lines="true" text:line-number="1"/>
    </style:style>
    <style:style style:name="P19" style:family="paragraph" style:parent-style-name="Text_20_body">
      <style:paragraph-properties text:number-lines="true" text:line-number="1"/>
      <style:text-properties fo:color="#ff0000"/>
    </style:style>
    <style:style style:name="P20" style:family="paragraph" style:parent-style-name="Text_20_body" style:list-style-name="L2">
      <style:paragraph-properties fo:margin-left="0.75in" fo:margin-right="-0.4583in" fo:text-indent="-0.25in" style:auto-text-indent="false" text:number-lines="true" text:line-number="1">
        <style:tab-stops/>
      </style:paragraph-properties>
    </style:style>
    <style:style style:name="T1" style:family="text">
      <style:text-properties style:font-name="Times New Roman1"/>
    </style:style>
    <style:style style:name="T2" style:family="text">
      <style:text-properties fo:color="#ff0000"/>
    </style:style>
    <style:style style:name="T3" style:family="text">
      <style:text-properties fo:color="#ff0000" style:font-name="Times New Roman1"/>
    </style:style>
    <style:style style:name="T4" style:family="text">
      <style:text-properties style:use-window-font-color="true"/>
    </style:style>
    <style:style style:name="T5" style:family="text">
      <style:text-properties style:use-window-font-color="true" style:font-name="Times New Roman1"/>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gavelist til frigivelse af version 1:</text:p>
      <text:p text:style-name="P1"/>
      <text:p text:style-name="P1">Kendte mangler (venter til sidst):</text:p>
      <text:p text:style-name="P3">Alle</text:p>
      <text:list xml:id="list129664103" text:style-name="L1">
        <text:list-item>
          <text:p text:style-name="P9">Bestemme hvilken licens programmerne frigives under.<text:line-break/><text:span text:style-name="T2">Jens' opgave.</text:span></text:p>
        </text:list-item>
        <text:list-item>
          <text:p text:style-name="P9">Tilføje licens tekst til ALLE .pas filer.</text:p>
          <text:list>
            <text:list-item>
              <text:p text:style-name="P9">Skal det ikke være en creative commons non-commercial ?</text:p>
            </text:list-item>
          </text:list>
        </text:list-item>
        <text:list-item>
          <text:p text:style-name="P9">About box manager og entry<text:line-break/></text:p>
        </text:list-item>
      </text:list>
      <text:p text:style-name="P4">Core</text:p>
      <text:list xml:id="list1444480967" text:continue-numbering="true" text:style-name="L1">
        <text:list-item>
          <text:p text:style-name="P9">fastlåsning af version 1 af filstruktur<text:line-break/><text:span text:style-name="T2">sker først når programmerne frigives til version 1.</text:span></text:p>
        </text:list-item>
      </text:list>
      <text:p text:style-name="P5">Analysis</text:p>
      <text:list xml:id="list373293553" text:continue-numbering="true" text:style-name="L1">
        <text:list-item>
          <text:p text:style-name="P11">skal kunne læse filstruktur hele tiden <text:line-break/></text:p>
        </text:list-item>
      </text:list>
      <text:p text:style-name="P3">Prioriterede opgaver udføres i denne rækkefølge :</text:p>
      <text:p text:style-name="P3"/>
      <text:p text:style-name="P3">Manager</text:p>
      <text:list xml:id="list54321461" text:style-name="L2">
        <text:list-item>
          <text:p text:style-name="P18">Report vinduer:</text:p>
          <text:list>
            <text:list-item>
              <text:p text:style-name="P18">Indholdet af &lt;title&gt;..&lt;/&gt; skal vises i Caption på formen. <text:line-break/><text:span text:style-name="T2">Lavet: torsten</text:span></text:p>
            </text:list-item>
            <text:list-item>
              <text:p text:style-name="P18">&lt;rapport udvides med i starten: &lt;h3&gt;Report : “nuv. title” Created dato og tid &lt;/h3&gt;<text:line-break/><text:span text:style-name="T2">Lavet: torsten</text:span></text:p>
            </text:list-item>
            <text:list-item>
              <text:p text:style-name="P18">Hvert rapportvindue skal gøres “selvstændig”, så brugeren lukker et ad gangen og kan gøre andet - nu er man låst til rapportvinduet. <text:line-break/><text:span text:style-name="T2">Lavet: torsten</text:span></text:p>
            </text:list-item>
            <text:list-item>
              <text:p text:style-name="P18">Skal kunne lukkes med ESC<text:line-break/><text:span text:style-name="T2">Lavet: torsten</text:span></text:p>
            </text:list-item>
          </text:list>
        </text:list-item>
        <text:list-item>
          <text:p text:style-name="P18"><text:span text:style-name="T4">Copy :<text:line-break/>Flg. medtages: value label, range, “enter conditions”, entry mode, automatic values, value label setting, comparisons, jumps. (type/bredde og question som nu uændret).<text:line-break/></text:span><text:span text:style-name="T2">Lavet: torsten</text:span></text:p>
        </text:list-item>
        <text:list-item>
          <text:p text:style-name="P13"><text:span text:style-name="T1">Valuelabels må ikke kunne indeholde tomme labels</text:span> <text:span text:style-name="T5"><text:s/>(udskydes til ny value label editor ?)</text:span></text:p>
        </text:list-item>
      </text:list>
      <text:p text:style-name="P7">Entry</text:p>
      <text:list xml:id="list698999308" text:style-name="L3">
        <text:list-item>
          <text:p text:style-name="P14"><text:span text:style-name="T5">Entry<text:line-break/>Value label form position skal gemmes i ini fil. Nu kan man flytte den, men positionen fastholdes ikke.<text:line-break/></text:span><text:span text:style-name="T3">Lavet: torsten</text:span></text:p>
        </text:list-item>
        <text:list-item>
          <text:p text:style-name="P14"><text:span text:style-name="T5">Tilføj “toolbar”, på samme måde som i manager med “open project” - og option “show toolbar”. (Senere kommer der mere på samme toolbar) - punktet skal blot udføre open.<text:line-break/></text:span><text:span text:style-name="T3">Lavet: torsten</text:span><text:span text:style-name="T5"> </text:span></text:p>
        </text:list-item>
        <text:list-item>
          <text:p text:style-name="P14"><text:span text:style-name="T5">search menu tilføjes menupunkt med “list records” (svarer til Ctrl+l)<text:line-break/></text:span><text:span text:style-name="T3">Lavet: torsten</text:span></text:p>
        </text:list-item>
        <text:list-item>
          <text:p text:style-name="P14">Calculated time difference - result does not conform to field settings (number of decimals). <text:soft-page-break/>A small message <text:line-break/>   shows next to the field ("Invalid format, accepted format is 2.8"), even though it is <text:span text:style-name="T7">*noenter*</text:span>. I don't get <text:line-break/>   this error when the field is moved<text:line-break/><text:span text:style-name="T2">Torsten: Dette er ikke en fejl i programmet, men en logisk brugerfejl. Skyldes at D1 – D2 &gt;= 100 (ved brug af fraction) og der er brugt for lille LENGTH.</text:span></text:p>
        </text:list-item>
        <text:list-item>
          <text:p text:style-name="P14">Final field is <text:span text:style-name="T7">*noenter*</text:span> - epidataentryclient error "Cannot focus a disabled or invisible window", therefore, <text:line-break/>   cannot get to write record except by using the navigation arrows. Fixed this by moving the <text:span text:style-name="T7">*noenter*</text:span> field to another <text:line-break/>   part of the screen. It was the calculated date/time difference. <text:line-break/><text:span text:style-name="T2">Lavet: Torsten</text:span></text:p>
        </text:list-item>
        <text:list-item>
          <text:p text:style-name="P14">Calculation of date/time differences with missing values - got error message, rather than just missing result. <text:line-break/>   I could not reproduce this - maybe just happened because <text:span text:style-name="T7">*repeat*</text:span> put in "." when the field is missing in previous record. </text:p>
        </text:list-item>
        <text:list-item>
          <text:p text:style-name="P14"><text:span text:style-name="T7">*repeat*</text:span> puts in "." when field in previous record is empty - should just leave blank </text:p>
        </text:list-item>
        <text:list-item>
          <text:p text:style-name="P14">Save af record og save af project file... - skal ikke save “ny record” hvis den ikke er redigeret.</text:p>
        </text:list-item>
      </text:list>
      <text:p text:style-name="Text_20_body"/>
      <text:p text:style-name="P3">Manager</text:p>
      <text:list xml:id="list1820376286" text:continue-list="list54321461" text:style-name="L2">
        <text:list-item>
          <text:p text:style-name="P18">Report vinduer:</text:p>
          <text:list>
            <text:list-item>
              <text:p text:style-name="P18">Udvides med “grid” til valg af rækkefølge og inklusion af “epx og epz” filer, samme gridtype, som i “add structure”<text:line-break/><text:span text:style-name="T2">Lavet: Torsten</text:span></text:p>
            </text:list-item>
            <text:list-item>
              <text:p text:style-name="P20">Tilføjelse af “Extended definitions” - viser alle definitioner i tillæg til den simple question list på feltniveau, a la “codebook”, et felt ad gangen i hver sin tabel. Hver “feature” er en række i tabellen og i kolonner står der, hvad der er defineret.<text:line-break/>caption: feltnavn og question<text:line-break/>rækker: (første kolonne er navn, anden .... værdier mm udelades, hvis de ikke er definerede)<text:line-break/>type: integer/dmy etc<text:line-break/>range: faktiske værdier <text:line-break/>value label: <text:s text:c="3"/>navn <text:line-break/>missing values: 9,99 etc værdier i patentes)<text:line-break/>jumps: <text:line-break/>enter conditions:<text:line-break/>“type comment”:<text:line-break/>notes: <text:line-break/>calculations: <text:line-break/>Compare value to:<text:line-break/><text:span text:style-name="T2">Lavet: Torsten</text:span></text:p>
            </text:list-item>
            <text:list-item>
              <text:p text:style-name="P20">Tilføjes project overview: Titel og abstract felter, samt antal databaser og for hver af disse antal records. Samme tabeltype som i pkt lige ovenfor, men hvert nøgleord er et af “project tekst felterne”. <text:line-break/><text:span text:style-name="T2">Lavet: Torsten</text:span></text:p>
            </text:list-item>
          </text:list>
        </text:list-item>
      </text:list>
      <text:p text:style-name="P8">Bugs (jeg kan ikke helt overskue disse, det må vi gøre senere)</text:p>
      <text:list xml:id="list2019253364" text:style-name="L4">
        <text:list-item>
          <text:p text:style-name="P15"><text:span text:style-name="T1">Flyspray #67 (Stata import, problems with missing).</text:span> <text:line-break/><text:span text:style-name="T2">Test igen med #67 vedhæftede data.</text:span></text:p>
        </text:list-item>
        <text:list-item>
          <text:p text:style-name="P15"><text:soft-page-break/><text:span text:style-name="T1">Flyspray #70 (Paste into uppercase field).</text:span> <text:line-break/><text:span text:style-name="T2">Lavet: Torsten</text:span></text:p>
        </text:list-item>
      </text:list>
      <text:p text:style-name="Text_20_body"><text:span text:style-name="T1">Flyspray #59 (EpiData Manager crashes on "Check Version Online" in Help menu)</text:span> </text:p>
      <text:p text:style-name="P19">Lavet: Torsten</text:p>
      <text:p text:style-name="P19"/>
      <text:p text:style-name="Text_20_body"><text:span text:style-name="T1">Flyspray #75 (Oprettelse af Section i windows/Mac fungerer ikke godt)</text:span> </text:p>
      <text:p text:style-name="P6">Flyspray #77 (Old dates for MAC appalications) </text:p>
      <text:p text:style-name="Text_20_body"><text:span text:style-name="T1">Flyspray #69 ("Paste As.." skal placere felter der hvor musen er)</text:span> </text:p>
      <text:p text:style-name="Text_20_body">Flyspray #81 (Load af PDF på MAC).</text:p>
      <text:p text:style-name="P6">MAC:</text:p>
      <text:list xml:id="list52970989" text:style-name="L5">
        <text:list-item>
          <text:p text:style-name="P16"><text:span text:style-name="T1">tastatur layout på Mac og generelt</text:span> </text:p>
        </text:list-item>
        <text:list-item>
          <text:p text:style-name="P16">Entering an invalid default date (e.g. 05072011, without separators) leads to a blank screen over top of <text:line-break/>   the project screen. I have to &lt;Comm&gt;&lt;tab&gt; to another app and then click on the project screen. EpiData <text:line-break/>   has, by then, blanked out what I entered. <text:line-break/></text:p>
        </text:list-item>
      </text:list>
      <text:p text:style-name="P4"/>
      <text:p text:style-name="P4">Kendte mangler og bugs i <text:s/>Entryclient: </text:p>
      <text:p text:style-name="Text_20_body">FS #85 (A/V ved exit af felt).</text:p>
      <text:p text:style-name="P19">Lavet: Torsten</text:p>
      <text:p text:style-name="Text_20_body"/>
      <text:p text:style-name="Text_20_body">Mindre Store opgave der ikke er placeret endnu:</text:p>
      <text:list xml:id="list2125316981" text:style-name="L6">
        <text:list-item>
          <text:p text:style-name="P17">DesignBox (TscrollBox) skal kunne udvides af brugeren, således at der er mere plads at placere felter på. Lige nu er det svært at flytte felter nedefter da de ikke kan trækkes ud over kanten.</text:p>
        </text:list-item>
        <text:list-item>
          <text:p text:style-name="P17">Udvide <text:span text:style-name="T8">jumps</text:span><text:span text:style-name="T6"> med mulighed for “*” (asterisk) funktion, som aktivere på alle indput. Kan fx. bruges som GOTO.</text:span></text:p>
        </text:list-item>
      </text:list>
      <text:p text:style-name="Text_20_body"/>
      <text:p text:style-name="Text_20_body"/>
      <text:p text:style-name="P4">Store Opgave der mangler:</text:p>
      <text:list xml:id="list1785767744" text:style-name="L7">
        <text:list-item>
          <text:p text:style-name="P12">Kernen skrive således at felter gemmes i sorteret rækkefølge efter flow.</text:p>
        </text:list-item>
        <text:list-item>
          <text:p text:style-name="P12">Omskrive/Ny Valuelabel Editor.</text:p>
        </text:list-item>
      </text:list>
      <text:p text:style-name="Text_20_body"/>
      <text:p text:style-name="Text_20_body">WIKI:</text:p>
      <text:p text:style-name="Text_20_body"><text:span text:style-name="T1">opdatering af wiki</text:span> </text:p>
      <text:p text:style-name="Standard">e+m: Flere sprog i question og labels forklares (og indføres sen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Christiansen</meta:initial-creator>
    <meta:creation-date>2011-04-26T10:26:35</meta:creation-date>
    <dc:date>2011-07-07T14:33:09</dc:date>
    <meta:editing-duration>PT23H48M32S</meta:editing-duration>
    <meta:editing-cycles>41</meta:editing-cycles>
    <meta:generator>OpenOffice.org/3.2$Unix OpenOffice.org_project/320m12$Build-9483</meta:generator>
    <dc:creator>Torsten Christiansen</dc:creator>
    <meta:document-statistic meta:table-count="0" meta:image-count="0" meta:object-count="0" meta:page-count="3" meta:paragraph-count="58" meta:word-count="870" meta:character-count="5150"/>
  </office:meta>
</office:document-meta>
</file>